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9D0000001AB7E8C4B0818D4865.png" manifest:media-type="image/png"/>
  <manifest:file-entry manifest:full-path="Pictures/1000336400001042000002AE8C2B294C3B05E066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Fabrikat" svg:font-family="Fabrikat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P1" style:family="paragraph" style:parent-style-name="Footer">
      <style:text-properties officeooo:rsid="000b2ba5" officeooo:paragraph-rsid="00581a92"/>
    </style:style>
    <style:style style:name="P2" style:family="paragraph" style:parent-style-name="Footer">
      <style:text-properties officeooo:rsid="000e5c27" officeooo:paragraph-rsid="000e5c27"/>
    </style:style>
    <style:style style:name="P3" style:family="paragraph" style:parent-style-name="Numerada">
      <style:text-properties officeooo:paragraph-rsid="000b87ec"/>
    </style:style>
    <style:style style:name="P4" style:family="paragraph" style:parent-style-name="Viñeta_20_punto" style:list-style-name="List_20_1">
      <style:text-properties officeooo:paragraph-rsid="000b87ec"/>
    </style:style>
    <style:style style:name="T1" style:family="text">
      <style:text-properties style:font-name="Fabrikat" fo:font-size="13pt" style:font-size-asian="10.5pt"/>
    </style:style>
    <style:style style:name="T2" style:family="text">
      <style:text-properties style:font-name="Fabrikat" fo:font-size="13pt" officeooo:rsid="000e5c27" style:font-size-asian="10.5pt"/>
    </style:style>
    <style:style style:name="T3" style:family="text">
      <style:text-properties style:font-name="Fabrikat" fo:font-size="13pt" officeooo:rsid="0052278d" style:font-size-asian="10.5pt"/>
    </style:style>
    <style:style style:name="T4" style:family="text">
      <style:text-properties style:font-name="Fabrikat" fo:font-size="13pt" officeooo:rsid="003fd78e" style:font-size-asian="10.5pt"/>
    </style:style>
    <style:style style:name="T5" style:family="text">
      <style:text-properties style:font-name="Fabrikat" fo:font-size="13pt" officeooo:rsid="000cbcbc" style:font-size-asian="10.5pt"/>
    </style:style>
    <style:style style:name="T6" style:family="text">
      <style:text-properties style:font-name="Fabrikat" fo:font-size="13pt" officeooo:rsid="000d5e19" style:font-size-asian="10.5pt"/>
    </style:style>
    <style:style style:name="T7" style:family="text">
      <style:text-properties officeooo:rsid="003b54cc"/>
    </style:style>
    <style:style style:name="T8" style:family="text">
      <style:text-properties officeooo:rsid="0012abe4"/>
    </style:style>
    <style:style style:name="T9" style:family="text">
      <style:text-properties officeooo:rsid="000cbcbc"/>
    </style:style>
    <style:style style:name="T10" style:family="text">
      <style:text-properties officeooo:rsid="000b87ec"/>
    </style:style>
    <style:style style:name="T11" style:family="text">
      <style:text-properties officeooo:rsid="000d5e19"/>
    </style:style>
    <style:style style:name="T1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cedimiento cierre de actas cursadas/ exámenes</text:p>
      <text:list xml:id="list1354246733" text:style-name="Numbering_20_123">
        <text:list-item>
          <text:p text:style-name="Numerada">Ingresar a SIU GUARANI (<text:a xlink:type="simple" xlink:href="https://guarani.unrn.edu.ar/g3w3/" text:style-name="Internet_20_link" text:visited-style-name="Visited_20_Internet_20_Link">guarani.unrn.edu.ar</text:a>).</text:p>
        </text:list-item>
        <text:list-item>
          <text:p text:style-name="Numerada">Ir a CURSADA O EXÁMENES según corresponda.</text:p>
        </text:list-item>
        <text:list-item>
          <text:p text:style-name="Numerada">Seleccionar la materia.</text:p>
        </text:list-item>
        <text:list-item>
          <text:p text:style-name="Numerada">Ir a cargar notas (margen casi superior - no está muy arriba pero cerca)</text:p>
        </text:list-item>
        <text:list-item>
          <text:p text:style-name="P3">Incorporar las notas teniendo presente:</text:p>
          <text:list>
            <text:list-item>
              <text:p text:style-name="P3">Guardar cada tanto; sino aparece un cartel de error se deberá proceder a borrar los renglones marcados, guardar el acta y volver a intentar cargar los renglones que daban error y guardar. Se guarda POR HOJA.</text:p>
            </text:list-item>
            <text:list-item>
              <text:p text:style-name="P3">Se carga de IZQUIERDA A DERECHA</text:p>
            </text:list-item>
          </text:list>
        </text:list-item>
      </text:list>
      <text:h text:style-name="Heading_20_1" text:outline-level="1">Criterios de carga de nota</text:h>
      <text:h text:style-name="Heading_20_2" text:outline-level="2">Para LIBRES o que ABANDONARON: </text:h>
      <text:h text:style-name="Heading_20_3" text:outline-level="3">Cursada</text:h>
      <text:list xml:id="list734034343" text:style-name="List_20_1">
        <text:list-item>
          <text:p text:style-name="Viñeta_20_punto">NOTA: “-” (vacío)</text:p>
        </text:list-item>
        <text:list-item>
          <text:p text:style-name="Viñeta_20_punto">RESULTADO: “AUSENTE”</text:p>
        </text:list-item>
        <text:list-item>
          <text:p text:style-name="Viñeta_20_punto">CONDICIÓN: “ABANDONÓ” o “LIBRE”</text:p>
        </text:list-item>
      </text:list>
      <text:h text:style-name="Heading_20_3" text:outline-level="3">Promoción</text:h>
      <text:list xml:id="list210806786099743" text:continue-numbering="true" text:style-name="List_20_1">
        <text:list-item>
          <text:p text:style-name="P4">NOTA: “-” (vacío)</text:p>
        </text:list-item>
        <text:list-item>
          <text:p text:style-name="P4">RESULTADO: “AUSENTE”</text:p>
        </text:list-item>
      </text:list>
      <text:h text:style-name="Heading_20_2" text:outline-level="2"><text:span text:style-name="T10">P</text:span>ara quienes son REPROBADOS:</text:h>
      <text:h text:style-name="Heading_20_3" text:outline-level="3">Cursada</text:h>
      <text:list xml:id="list210806191243377" text:continue-numbering="true" text:style-name="List_20_1">
        <text:list-item>
          <text:p text:style-name="Viñeta_20_punto">NOTA: “D”</text:p>
        </text:list-item>
        <text:list-item>
          <text:p text:style-name="Viñeta_20_punto">RESULTADO: “REPROBADO”</text:p>
        </text:list-item>
        <text:list-item>
          <text:p text:style-name="Viñeta_20_punto">CONDICIÓN: “INSUFICIENTE”</text:p>
        </text:list-item>
      </text:list>
      <text:h text:style-name="Heading_20_3" text:outline-level="3"><text:soft-page-break/><text:span text:style-name="T10">Notas de </text:span>Promoción</text:h>
      <text:list xml:id="list210805075111417" text:continue-numbering="true" text:style-name="List_20_1">
        <text:list-item>
          <text:p text:style-name="Viñeta_20_punto">NOTA: la nota numérica que les corresponda (menor a 7 normalmente, varía según escala de promoción de la materia)</text:p>
        </text:list-item>
        <text:list-item>
          <text:p text:style-name="Viñeta_20_punto">RESULTADO: “No promocionado”.</text:p>
        </text:list-item>
      </text:list>
      <text:p text:style-name="Text_20_body">Para los que solo REGULARIZAN:</text:p>
      <text:h text:style-name="Heading_20_3" text:outline-level="3">Cursada</text:h>
      <text:list xml:id="list210806706073980" text:continue-numbering="true" text:style-name="List_20_1">
        <text:list-item>
          <text:p text:style-name="Viñeta_20_punto">NOTA: "A"</text:p>
        </text:list-item>
        <text:list-item>
          <text:p text:style-name="Viñeta_20_punto">RESULTADO: "APROBADO"</text:p>
        </text:list-item>
        <text:list-item>
          <text:p text:style-name="Viñeta_20_punto">CONDICIÓN: "REGULAR"</text:p>
        </text:list-item>
      </text:list>
      <text:h text:style-name="Heading_20_3" text:outline-level="3">Promoción</text:h>
      <text:list xml:id="list210807166951137" text:continue-numbering="true" text:style-name="List_20_1">
        <text:list-item>
          <text:p text:style-name="Viñeta_20_punto">NOTA: la nota numérica que les corresponda (menor a 7 normalmente, varía según escala de promoción de la materia)</text:p>
        </text:list-item>
        <text:list-item>
          <text:p text:style-name="Viñeta_20_punto">RESULTADO: "No promocionado"</text:p>
        </text:list-item>
      </text:list>
      <text:h text:style-name="Heading_20_2" text:outline-level="2">Para los que PROMOCIONAN:</text:h>
      <text:h text:style-name="Heading_20_3" text:outline-level="3">Cursada</text:h>
      <text:list xml:id="list210806081093383" text:continue-numbering="true" text:style-name="List_20_1">
        <text:list-item>
          <text:p text:style-name="Viñeta_20_punto">NOTA: "A"</text:p>
        </text:list-item>
        <text:list-item>
          <text:p text:style-name="Viñeta_20_punto">RESULTADO: "APROBADO"</text:p>
        </text:list-item>
        <text:list-item>
          <text:p text:style-name="Viñeta_20_punto">CONDICIÓN: "REGULAR"</text:p>
        </text:list-item>
      </text:list>
      <text:h text:style-name="Heading_20_3" text:outline-level="3">Promoción</text:h>
      <text:list xml:id="list210805710843073" text:continue-numbering="true" text:style-name="List_20_1">
        <text:list-item>
          <text:p text:style-name="Viñeta_20_punto">NOTA: <text:s/>la nota numérica que les corresponda (Mayor o igual a 7, varía según escala de promoción de la materia)</text:p>
        </text:list-item>
        <text:list-item>
          <text:p text:style-name="Viñeta_20_punto">RESULTADO: "Promocionado"</text:p>
        </text:list-item>
      </text:list>
      <text:list xml:id="list210806510731611" text:continue-list="list1354246733" text:style-name="Numbering_20_123">
        <text:list-item>
          <text:p text:style-name="Numerada">Descargar el acta en formato <text:span text:style-name="T6">PDF</text:span></text:p>
        </text:list-item>
        <text:list-item>
          <text:p text:style-name="Numerada">Una vez carga las notas, armar un <text:span text:style-name="T11">e</text:span>mail dirigido a <text:a xlink:type="simple" xlink:href="mailto:actasbariloche@unrn.edu.ar" text:style-name="Internet_20_link" text:visited-style-name="Visited_20_Internet_20_Link"><text:span text:style-name="T12">actasbariloche@unrn.edu.ar</text:span></text:a> indicando la información que da el acta en DETALLES (a la derecha del nombre de la materia), sugiero marcar para posteriormente copiar y pegar en el correo electrónico. ES UN CORREO POR MATERIA.</text:p>
        </text:list-item>
        <text:list-item>
          <text:p text:style-name="Numerada">En un tiempo razonable le llegará correo de respuesta que indica que revisen el acta enviada para su validación.</text:p>
        </text:list-item>
        <text:list-item>
          <text:p text:style-name="Numerada">Revisen el acta, comparándola con el <text:span text:style-name="T6">PDF</text:span> del punto 6, si está correcta indiquen en la respuesta del correo. Sino indiquen modificaciones.</text:p>
        </text:list-item>
        <text:list-item>
          <text:p text:style-name="Numerada"><text:soft-page-break/>Posteriormente de la validación, recibirá un correo indicando que acta HA SIDO CERRADA. De no pasar esto los alumnos tendrán la nota asentad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Fabrikat" svg:font-family="Fabrikat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61cm" style:contextual-spacing="false" fo:text-align="end" style:justify-single-word="false" fo:text-indent="0cm" style:auto-text-indent="false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Droid Sans Mono" fo:font-family="'Droid Sans Mono'" style:font-style-name="Italic" style:font-family-generic="swiss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false" style:page-number="auto" fo:background-color="transparent" fo:padding="0.3cm" fo:border="0.06pt solid #000000" style:shadow="none" text:number-lines="false" text:line-number="1">
        <style:tab-stops/>
      </style:paragraph-properties>
      <style:text-properties style:font-name="Droid Sans Mono1" fo:font-family="'Droid Sans Mono'" style:font-style-name="Regular" style:font-family-generic="swiss" style:font-pitch="fixed" fo:font-size="10pt" fo:font-style="normal" fo:font-weight="normal" style:font-weight-asian="normal"/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04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Viñeta_20_punto" style:display-name="Viñeta punto" style:family="paragraph" style:parent-style-name="List_20_Contents" style:list-style-name="List_20_1"/>
    <style:style style:name="Romanos" style:family="paragraph" style:parent-style-name="List_20_Contents" style:list-style-name="Numbering_20_IVX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Capital" style:family="paragraph" style:parent-style-name="Aclaración">
      <style:paragraph-properties>
        <style:drop-cap style:lines="3" style:distance="0.499cm"/>
      </style:paragraph-properties>
    </style:style>
    <style:style style:name="Figure" style:family="paragraph" style:parent-style-name="Caption" style:class="extra"/>
    <style:style style:name="Glosario" style:family="paragraph" style:parent-style-name="List_20_Heading">
      <style:text-properties fo:font-weight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es" number:country="AR" number:title="Definido por el usuario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581a92"/>
    </style:style>
    <style:style style:name="MP2" style:family="paragraph" style:parent-style-name="Footer">
      <style:text-properties officeooo:rsid="000e5c27" officeooo:paragraph-rsid="000e5c27"/>
    </style:style>
    <style:style style:name="MT1" style:family="text">
      <style:text-properties style:font-name="Fabrikat" fo:font-size="13pt" officeooo:rsid="000e5c27" style:font-size-asian="10.5pt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officeooo:rsid="003b54cc"/>
    </style:style>
    <style:style style:name="MT4" style:family="text">
      <style:text-properties officeooo:rsid="0012abe4"/>
    </style:style>
    <style:style style:name="MT5" style:family="text">
      <style:text-properties officeooo:rsid="000cbcbc"/>
    </style:style>
    <style:style style:name="MT6" style:family="text">
      <style:text-properties style:font-name="Fabrikat" fo:font-size="13pt" officeooo:rsid="0052278d" style:font-size-asian="10.5pt"/>
    </style:style>
    <style:style style:name="MT7" style:family="text">
      <style:text-properties style:font-name="Fabrikat" fo:font-size="13pt" officeooo:rsid="000cbcbc" style:font-size-asian="10.5pt"/>
    </style:style>
    <style:style style:name="MT8" style:family="text">
      <style:text-properties style:font-name="Fabrikat" fo:font-size="13pt" officeooo:rsid="003fd78e" style:font-size-asian="10.5pt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paragraph" svg:x="-0.011cm" svg:y="-0.042cm" svg:width="6.588cm" svg:height="1.087cm" draw:z-index="2"><draw:image xlink:href="Pictures/1000336400001042000002AE8C2B294C3B05E066.svg" xlink:type="simple" xlink:show="embed" xlink:actuate="onLoad" draw:mime-type="image/svg+xml"/><draw:image xlink:href="Pictures/100000010000009D0000001AB7E8C4B0818D4865.png" xlink:type="simple" xlink:show="embed" xlink:actuate="onLoad" draw:mime-type="image/png"/></draw:frame><text:tab/><text:tab/><text:span text:style-name="MT1">Ingeniería en</text:span></text:p>
        <text:p text:style-name="MP2"><text:span text:style-name="MT1"><text:tab/><text:tab/>C</text:span><text:span text:style-name="MT2">omputación</text:span></text:p>
      </style:header>
      <style:footer>
        <text:tracked-changes>
          <text:changed-region xml:id="ct94272124933872" text:id="ct94272124933872">
            <text:insertion>
              <office:change-info>
                <dc:creator>Martín René Vilugrón</dc:creator>
                <dc:date>2021-04-21T20:31:32</dc:date>
              </office:change-info>
            </text:insertion>
          </text:changed-region>
          <text:changed-region xml:id="ct94272125189104" text:id="ct94272125189104">
            <text:insertion>
              <office:change-info>
                <dc:creator>Martín René Vilugrón</dc:creator>
                <dc:date>2021-05-03T11:11:35</dc:date>
              </office:change-info>
            </text:insertion>
          </text:changed-region>
          <text:changed-region xml:id="ct94272125198416" text:id="ct94272125198416">
            <text:deletion>
              <office:change-info>
                <dc:creator>Martín René Vilugrón</dc:creator>
                <dc:date>2021-04-21T20:31:31</dc:date>
              </office:change-info>
              <text:p text:style-name="Footer"><text:span text:style-name="MT7"><text:s/></text:span></text:p>
            </text:deletion>
          </text:changed-region>
          <text:changed-region xml:id="ct94272125198128" text:id="ct94272125198128">
            <text:deletion>
              <office:change-info>
                <dc:creator>Martín René Vilugrón</dc:creator>
                <dc:date>2021-04-21T20:28:59</dc:date>
              </office:change-info>
              <text:p text:style-name="Footer"><text:span text:style-name="MT8"><text:page-count>3</text:page-count></text:span></text:p>
            </text:deletion>
          </text:changed-region>
        </text:tracked-changes>
        <text:p text:style-name="Footer"><text:span text:style-name="MT3">r</text:span><text:editing-cycles>4</text:editing-cycles>/<text:span text:style-name="MT4"><text:date style:data-style-name="N107" text:date-value="2022-03-20T18:49:04.682798255" text:fixed="true">2022</text:date></text:span><text:tab/><text:tab/>Página <text:page-number text:select-page="current">3</text:page-number><text:s/><text:span text:style-name="MT5">de</text:span><text:change-start text:change-id="ct94272124933872"/><text:span text:style-name="MT5"> </text:span><text:change-end text:change-id="ct94272124933872"/><text:change-start text:change-id="ct94272125189104"/><text:span text:style-name="MT6">59</text:span><text:change-end text:change-id="ct94272125189104"/><text:change text:change-id="ct94272125198416"/><text:change text:change-id="ct94272125198128"/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ín René Vilugrón</meta:initial-creator>
    <meta:creation-date>2021-11-19T11:11:32.082834089</meta:creation-date>
    <dc:date>2022-03-20T18:49:36.393571515</dc:date>
    <dc:creator>Martín René Vilugrón</dc:creator>
    <meta:editing-duration>PT10M26S</meta:editing-duration>
    <meta:editing-cycles>4</meta:editing-cycles>
    <meta:generator>LibreOffice/7.2.5.2$Linux_X86_64 LibreOffice_project/20$Build-2</meta:generator>
    <meta:document-statistic meta:table-count="0" meta:image-count="1" meta:object-count="0" meta:page-count="3" meta:paragraph-count="49" meta:word-count="367" meta:character-count="2190" meta:non-whitespace-character-count="1897"/>
  </office:meta>
</office:document-meta>
</file>